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56cm" fo:min-width="12.70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12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5cm" svg:height="2cm" svg:x="1.2cm" svg:y="3.8cm">
          <text:p text:style-name="P1"><text:span text:style-name="T1">Language (minimum) run-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3.5cm" svg:height="2cm" svg:x="1.2cm" svg:y="1.3cm">
          <text:p text:style-name="P1"><text:span text:style-name="T1">Languag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5cm" svg:height="2cm" svg:x="1.2cm" svg:y="6.3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8T17:58:22.649872630</meta:creation-date>
    <dc:date>2015-08-08T20:38:03.389716440</dc:date>
    <meta:editing-duration>PT9M20S</meta:editing-duration>
    <meta:editing-cycles>13</meta:editing-cycles>
    <meta:generator>LibreOffice/4.4.5.2$Linux_X86_64 LibreOffice_project/40m0$Build-2</meta:generator>
    <meta:document-statistic meta:object-count="3"/>
  </office:meta>
</office:document-meta>
</file>